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officeooo:rsid="0015db8a" officeooo:paragraph-rsid="0015db8a"/>
    </style:style>
    <style:style style:name="P2" style:family="paragraph" style:parent-style-name="Standard">
      <style:paragraph-properties fo:text-align="start" style:justify-single-word="false"/>
      <style:text-properties officeooo:paragraph-rsid="0015db8a"/>
    </style:style>
    <style:style style:name="P3" style:family="paragraph" style:parent-style-name="Standard">
      <style:paragraph-properties fo:text-align="end" style:justify-single-word="false"/>
      <style:text-properties officeooo:paragraph-rsid="0015db8a"/>
    </style:style>
    <style:style style:name="P4" style:family="paragraph" style:parent-style-name="Standard">
      <style:text-properties fo:font-size="13pt" officeooo:rsid="0015db8a" officeooo:paragraph-rsid="0015db8a" style:font-size-asian="13pt" style:font-size-complex="13pt"/>
    </style:style>
    <style:style style:name="P5" style:family="paragraph" style:parent-style-name="Standard">
      <style:paragraph-properties fo:text-align="start" style:justify-single-word="false"/>
      <style:text-properties fo:font-size="13pt" style:text-underline-style="solid" style:text-underline-width="auto" style:text-underline-color="font-color" officeooo:rsid="0015db8a" officeooo:paragraph-rsid="0015db8a" style:font-size-asian="13pt" style:font-size-complex="13pt"/>
    </style:style>
    <style:style style:name="P6" style:family="paragraph" style:parent-style-name="Standard">
      <style:paragraph-properties fo:text-align="start" style:justify-single-word="false"/>
      <style:text-properties fo:font-size="13pt" style:text-underline-style="none" officeooo:rsid="0015db8a" officeooo:paragraph-rsid="0015db8a" style:font-size-asian="13pt" style:font-size-complex="13pt"/>
    </style:style>
    <style:style style:name="T1" style:family="text">
      <style:text-properties fo:font-variant="normal" fo:text-transform="none" fo:color="#000000" loext:opacity="100%" style:font-name="Liberation Serif" fo:font-size="13pt" fo:letter-spacing="normal" fo:font-style="normal" fo:font-weight="normal" style:font-size-asian="13pt" style:font-size-complex="13pt"/>
    </style:style>
    <style:style style:name="T2" style:family="text">
      <style:text-properties fo:font-variant="normal" fo:text-transform="none" fo:color="#000000" loext:opacity="100%" style:font-name="Liberation Serif" fo:font-size="13pt" fo:letter-spacing="normal" fo:font-style="normal" fo:font-weight="normal" officeooo:rsid="0015db8a" style:font-size-asian="13pt" style:font-size-complex="13pt"/>
    </style:style>
    <style:style style:name="T3" style:family="text">
      <style:text-properties fo:font-variant="normal" fo:text-transform="none" fo:color="#000000" loext:opacity="100%" style:font-name="Liberation Serif" fo:font-size="13pt" fo:letter-spacing="normal" fo:font-style="normal" fo:font-weight="normal" officeooo:rsid="0017d3a1" style:font-size-asian="13pt" style:font-size-complex="13pt"/>
    </style:style>
    <style:style style:name="T4" style:family="text">
      <style:text-properties fo:font-size="13pt" style:text-underline-style="none" officeooo:rsid="0015db8a"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njara RAHANTANIRINA<text:tab/><text:tab/><text:tab/><text:tab/><text:tab/>Le 26/10/2022 à Montpellier</text:p>
      <text:p text:style-name="P4">3 Place du Minervois</text:p>
      <text:p text:style-name="P4">Montpellier 34080</text:p>
      <text:p text:style-name="P4">jordygael34@yahoo.fr</text:p>
      <text:p text:style-name="P4">07 87 87 71 52<text:tab/><text:tab/><text:tab/><text:tab/><text:tab/><text:tab/><text:tab/><text:tab/> <text:s text:c="3"/></text:p>
      <text:p text:style-name="P4"><text:tab/><text:tab/><text:tab/><text:tab/><text:tab/><text:tab/><text:tab/><text:tab/><text:tab/><text:tab/> <text:s/>Adresse de l’entreprise</text:p>
      <text:p text:style-name="P4"/>
      <text:p text:style-name="P4"/>
      <text:p text:style-name="P4"/>
      <text:p text:style-name="P5">Objet : candidature au poste de Développeur Web / Web mobile</text:p>
      <text:p text:style-name="P5"/>
      <text:p text:style-name="P5"/>
      <text:p text:style-name="P6">Bonjour, Madame, Monsieur,</text:p>
      <text:p text:style-name="P6"/>
      <text:p text:style-name="P6"/>
      <text:p text:style-name="P6">Pour faire suite à la consultation de votre annonce au poste de développeur web / web mobile en tant que stage du 27 février au 21 avril 2023, je souhaiterais postuler.</text:p>
      <text:p text:style-name="P6"/>
      <text:p text:style-name="P6">Étant passionné par l’informatique, j’ai fais un bac pro SEN (Système électronique numérique), j’ai poursuivis dans cette voie en préparant mon titre professionnel en tant que développeur web à l’ADRAR Montpellier afin d’acquérir certaines compétences dans le domaine du numérique, nous avons commencer a voir certain langage informatique comme L’HTML, CSS, Bootstrap, nous avons aussi fait des cahiers des charges.</text:p>
      <text:p text:style-name="P6"/>
      <text:p text:style-name="P6">Je candidate suite à…..</text:p>
      <text:p text:style-name="P6"/>
      <text:p text:style-name="P2"><text:span text:style-name="T4">Je voudrais intégrer une équipe avec une bonne cohésion d’équipe</text:span><text:span text:style-name="Strong_20_Emphasis"><text:span text:style-name="T1"> qui transmet son expertise et son expérience. </text:span></text:span><text:span text:style-name="Strong_20_Emphasis"><text:span text:style-name="T2">Une entreprise qui s’épanouit parce que les juniors sont épaulés par les seniors, l’équipe s’épanouit car tout le monde apprend, et quand une équipe s’épanouit ça se ressent au niveau des projets qu’elle sort. </text:span></text:span></text:p>
      <text:p text:style-name="P2"><text:span text:style-name="Strong_20_Emphasis"><text:span text:style-name="T2"/></text:span></text:p>
      <text:p text:style-name="P2"><text:span text:style-name="Strong_20_Emphasis"><text:span text:style-name="T2">Travailleur </text:span></text:span><text:span text:style-name="Strong_20_Emphasis"><text:span text:style-name="T3">et</text:span></text:span><text:span text:style-name="Strong_20_Emphasis"><text:span text:style-name="T2"> ambitieux, de nature gentil et discret, je suis observateur et ai besoin d’un temps d’adaptation avant de m’ouvrir. Au quotidien, j’aime apporter mon aide aux autres. Ma curiosité me permet de développer mes savoirs et d’avancer dans ma vie professionnelle.</text:span></text:span></text:p>
      <text:p text:style-name="P2"><text:span text:style-name="Strong_20_Emphasis"><text:span text:style-name="T2"/></text:span></text:p>
      <text:p text:style-name="P2"><text:span text:style-name="Strong_20_Emphasis"><text:span text:style-name="T2">En l’espérance que mon profil vous plaise, j’espère profondément que ma candidature retiendra votre attention, je me tiens à votre disposition, je vous prie de trouver ci-dessous mon CV.</text:span></text:span></text:p>
      <text:p text:style-name="P2"><text:span text:style-name="Strong_20_Emphasis"><text:span text:style-name="T2"/></text:span></text:p>
      <text:p text:style-name="P2"><text:span text:style-name="Strong_20_Emphasis"><text:span text:style-name="T2">Dans l’attente de vôtre retour, je vous prie d’agréer, Madame, Monsieur mes sincère salutations.</text:span></text:span></text:p>
      <text:p text:style-name="P2"><text:span text:style-name="Strong_20_Emphasis"><text:span text:style-name="T2"/></text:span></text:p>
      <text:p text:style-name="P3"><text:span text:style-name="Strong_20_Emphasis"><text:span text:style-name="T2">Anjara RAHANTANIRINA</text:span></text:span></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26T13:38:54.250000000</meta:creation-date>
    <dc:date>2022-10-26T14:57:51.770000000</dc:date>
    <meta:editing-duration>PT1H17M8S</meta:editing-duration>
    <meta:editing-cycles>3</meta:editing-cycles>
    <meta:generator>LibreOffice/7.4.1.2$Windows_X86_64 LibreOffice_project/3c58a8f3a960df8bc8fd77b461821e42c061c5f0</meta:generator>
    <meta:document-statistic meta:table-count="0" meta:image-count="0" meta:object-count="0" meta:page-count="1" meta:paragraph-count="16" meta:word-count="268" meta:character-count="1757" meta:non-whitespace-character-count="1476"/>
  </office:meta>
</office:document-meta>
</file>